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500 mV" table:style-name="ta1" table:print="false">
        <table:shapes>
          <draw:frame draw:z-index="0" draw:style-name="gr1" svg:width="4.1394in" svg:height="3.2657in" svg:x="0.7299in" svg:y="2.1031in">
            <draw:object draw:notify-on-update-of-ranges="'500 mV'.C1:'500 mV'.C1 '500 mV'.C2:'500 mV'.C10 '500 mV'.A2:'500 mV'.A1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4.2476in" svg:height="3.0252in" svg:x="0.4866in" svg:y="5.389in">
            <draw:object draw:notify-on-update-of-ranges="'500 mV'.I1:'500 mV'.I1 '500 mV'.I2:'500 mV'.I10 '500 mV'.A2:'500 mV'.A1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ce1"/>
        <table:table-row table:style-name="ro1">
          <table:table-cell office:value-type="string">
            <text:p>V_alimentazione</text:p>
          </table:table-cell>
          <table:table-cell office:value-type="string">
            <text:p>rate T1</text:p>
          </table:table-cell>
          <table:table-cell office:value-type="string">
            <text:p>rate S1</text:p>
          </table:table-cell>
          <table:table-cell office:value-type="string">
            <text:p>rate S2</text:p>
          </table:table-cell>
          <table:table-cell office:value-type="string">
            <text:p>rate T2</text:p>
          </table:table-cell>
          <table:table-cell office:value-type="string">
            <text:p>coincidenze doppie</text:p>
          </table:table-cell>
          <table:table-cell office:value-type="string">
            <text:p>coincidenze triple S1</text:p>
          </table:table-cell>
          <table:table-cell office:value-type="string">
            <text:p>coincidenze triple S2</text:p>
          </table:table-cell>
          <table:table-cell table:style-name="Default" office:value-type="string">
            <text:p>efficienza1</text:p>
          </table:table-cell>
          <table:table-cell table:style-name="Default" office:value-type="string">
            <text:p>efficienzqa2</text:p>
          </table:table-cell>
          <table:table-cell table:number-columns-repeated="4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916">
            <text:p>916</text:p>
          </table:table-cell>
          <table:table-cell office:value-type="float" office:value="44818">
            <text:p>44818</text:p>
          </table:table-cell>
          <table:table-cell office:value-type="float" office:value="40049">
            <text:p>40049</text:p>
          </table:table-cell>
          <table:table-cell office:value-type="float" office:value="1049">
            <text:p>1049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G2]/[.F2]" office:value-type="float" office:value="0.0101010101010101">
            <text:p>0.01</text:p>
          </table:table-cell>
          <table:table-cell table:formula="of:=[.H2]/[.F2]" office:value-type="float" office:value="0.0404040404040404">
            <text:p>0.04</text:p>
          </table:table-cell>
          <table:table-cell table:number-columns-repeated="4"/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887">
            <text:p>887</text:p>
          </table:table-cell>
          <table:table-cell office:value-type="float" office:value="44724">
            <text:p>44724</text:p>
          </table:table-cell>
          <table:table-cell office:value-type="float" office:value="70124">
            <text:p>70124</text:p>
          </table:table-cell>
          <table:table-cell office:value-type="float" office:value="1048">
            <text:p>1048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G3]/[.F3]" office:value-type="float" office:value="0">
            <text:p>0</text:p>
          </table:table-cell>
          <table:table-cell table:formula="of:=[.H3]/[.F3]" office:value-type="float" office:value="0.0919540229885057">
            <text:p>0.09</text:p>
          </table:table-cell>
          <table:table-cell table:number-columns-repeated="4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821">
            <text:p>821</text:p>
          </table:table-cell>
          <table:table-cell office:value-type="float" office:value="135975">
            <text:p>135975</text:p>
          </table:table-cell>
          <table:table-cell office:value-type="float" office:value="112421">
            <text:p>112421</text:p>
          </table:table-cell>
          <table:table-cell office:value-type="float" office:value="996">
            <text:p>996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[.G4]/[.F4]" office:value-type="float" office:value="0.148648648648649">
            <text:p>0.15</text:p>
          </table:table-cell>
          <table:table-cell table:formula="of:=[.H4]/[.F4]" office:value-type="float" office:value="0.27027027027027">
            <text:p>0.27</text:p>
          </table:table-cell>
          <table:table-cell table:number-columns-repeated="4"/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784">
            <text:p>784</text:p>
          </table:table-cell>
          <table:table-cell office:value-type="float" office:value="273511">
            <text:p>273511</text:p>
          </table:table-cell>
          <table:table-cell office:value-type="float" office:value="194859">
            <text:p>194859</text:p>
          </table:table-cell>
          <table:table-cell office:value-type="float" office:value="994">
            <text:p>994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formula="of:=[.G5]/[.F5]" office:value-type="float" office:value="0.3">
            <text:p>0.3</text:p>
          </table:table-cell>
          <table:table-cell table:formula="of:=[.H5]/[.F5]" office:value-type="float" office:value="0.5">
            <text:p>0.5</text:p>
          </table:table-cell>
          <table:table-cell table:number-columns-repeated="4"/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881">
            <text:p>881</text:p>
          </table:table-cell>
          <table:table-cell office:value-type="float" office:value="1570940">
            <text:p>1570940</text:p>
          </table:table-cell>
          <table:table-cell office:value-type="float" office:value="913940">
            <text:p>913940</text:p>
          </table:table-cell>
          <table:table-cell office:value-type="float" office:value="942">
            <text:p>942</text:p>
          </table:table-cell>
          <table:table-cell office:value-type="float" office:value="101">
            <text:p>101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table:formula="of:=[.G6]/[.F6]" office:value-type="float" office:value="0.732673267326733">
            <text:p>0.73</text:p>
          </table:table-cell>
          <table:table-cell table:formula="of:=[.H6]/[.F6]" office:value-type="float" office:value="0.900990099009901">
            <text:p>0.9</text:p>
          </table:table-cell>
          <table:table-cell table:number-columns-repeated="4"/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815">
            <text:p>815</text:p>
          </table:table-cell>
          <table:table-cell office:value-type="float" office:value="2051871">
            <text:p>2051871</text:p>
          </table:table-cell>
          <table:table-cell office:value-type="float" office:value="1191335">
            <text:p>1191335</text:p>
          </table:table-cell>
          <table:table-cell office:value-type="float" office:value="988">
            <text:p>988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formula="of:=[.G7]/[.F7]" office:value-type="float" office:value="0.810810810810811">
            <text:p>0.81</text:p>
          </table:table-cell>
          <table:table-cell table:formula="of:=[.H7]/[.F7]" office:value-type="float" office:value="0.932432432432432">
            <text:p>0.93</text:p>
          </table:table-cell>
          <table:table-cell table:number-columns-repeated="4"/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849">
            <text:p>849</text:p>
          </table:table-cell>
          <table:table-cell office:value-type="float" office:value="2365191">
            <text:p>2365191</text:p>
          </table:table-cell>
          <table:table-cell office:value-type="float" office:value="1304501">
            <text:p>1304501</text:p>
          </table:table-cell>
          <table:table-cell office:value-type="float" office:value="1021">
            <text:p>1021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table:formula="of:=[.G8]/[.F8]" office:value-type="float" office:value="0.956043956043956">
            <text:p>0.96</text:p>
          </table:table-cell>
          <table:table-cell table:formula="of:=[.H8]/[.F8]" office:value-type="float" office:value="0.989010989010989">
            <text:p>0.99</text:p>
          </table:table-cell>
          <table:table-cell table:number-columns-repeated="4"/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889">
            <text:p>889</text:p>
          </table:table-cell>
          <table:table-cell office:value-type="float" office:value="3362787">
            <text:p>3362787</text:p>
          </table:table-cell>
          <table:table-cell office:value-type="float" office:value="1478983">
            <text:p>1478983</text:p>
          </table:table-cell>
          <table:table-cell office:value-type="float" office:value="997">
            <text:p>997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table:formula="of:=[.G9]/[.F9]" office:value-type="float" office:value="0.988636363636364">
            <text:p>0.99</text:p>
          </table:table-cell>
          <table:table-cell table:formula="of:=[.H9]/[.F9]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856">
            <text:p>856</text:p>
          </table:table-cell>
          <table:table-cell office:value-type="float" office:value="3393497">
            <text:p>3393497</text:p>
          </table:table-cell>
          <table:table-cell office:value-type="float" office:value="1775743">
            <text:p>1775743</text:p>
          </table:table-cell>
          <table:table-cell office:value-type="float" office:value="985">
            <text:p>985</text:p>
          </table:table-cell>
          <table:table-cell table:number-columns-repeated="3" office:value-type="float" office:value="71">
            <text:p>71</text:p>
          </table:table-cell>
          <table:table-cell table:formula="of:=[.G10]/[.F10]" office:value-type="float" office:value="1">
            <text:p>1</text:p>
          </table:table-cell>
          <table:table-cell table:formula="of:=[.H10]/[.F10]" office:value-type="float" office:value="1">
            <text:p>1</text:p>
          </table:table-cell>
          <table:table-cell table:number-columns-repeated="4"/>
        </table:table-row>
        <table:table-row table:style-name="ro2" table:number-rows-repeated="65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800 mV" table:style-name="ta1" table:print="false">
        <table:shapes>
          <draw:frame draw:z-index="0" draw:style-name="gr1" svg:width="4.3831in" svg:height="3.9346in" svg:x="0.0417in" svg:y="2.8567in">
            <draw:object draw:notify-on-update-of-ranges="'800 mV'.A1:'800 mV'.A17 '800 mV'.J1:'800 mV'.J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4.352in" svg:height="3.924in" svg:x="4.4866in" svg:y="2.8776in">
            <draw:object draw:notify-on-update-of-ranges="'800 mV'.A1:'800 mV'.A17 '800 mV'.K1:'800 mV'.K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4.4346in" svg:height="3.5283in" svg:x="0in" svg:y="7.0504in">
            <draw:object draw:notify-on-update-of-ranges="'800 mV'.A1:'800 mV'.A17 '800 mV'.C1:'800 mV'.C1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4.3122in" svg:height="3.6228in" svg:x="4.5366in" svg:y="7.0606in">
            <draw:object draw:notify-on-update-of-ranges="'800 mV'.A1:'800 mV'.A17 '800 mV'.D1:'800 mV'.D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2">
          <table:table-cell office:value-type="float" office:value="850">
            <text:p>850</text:p>
          </table:table-cell>
          <table:table-cell office:value-type="float" office:value="709">
            <text:p>709</text:p>
          </table:table-cell>
          <table:table-cell office:value-type="float" office:value="7392">
            <text:p>7392</text:p>
          </table:table-cell>
          <table:table-cell office:value-type="float" office:value="7117">
            <text:p>7117</text:p>
          </table:table-cell>
          <table:table-cell office:value-type="float" office:value="974">
            <text:p>974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G1]/[.F1]" office:value-type="float" office:value="0">
            <text:p>0</text:p>
          </table:table-cell>
          <table:table-cell table:formula="of:=[.H1]/[.F1]" office:value-type="float" office:value="0">
            <text:p>0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753">
            <text:p>753</text:p>
          </table:table-cell>
          <table:table-cell office:value-type="float" office:value="18373">
            <text:p>18373</text:p>
          </table:table-cell>
          <table:table-cell office:value-type="float" office:value="16484">
            <text:p>16484</text:p>
          </table:table-cell>
          <table:table-cell office:value-type="float" office:value="901">
            <text:p>901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G2]/[.F2]" office:value-type="float" office:value="0.0133333333333333">
            <text:p>0.01</text:p>
          </table:table-cell>
          <table:table-cell table:formula="of:=[.H2]/[.F2]" office:value-type="float" office:value="0.0133333333333333">
            <text:p>0.01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766">
            <text:p>766</text:p>
          </table:table-cell>
          <table:table-cell office:value-type="float" office:value="39398">
            <text:p>39398</text:p>
          </table:table-cell>
          <table:table-cell office:value-type="float" office:value="33912">
            <text:p>33912</text:p>
          </table:table-cell>
          <table:table-cell office:value-type="float" office:value="952">
            <text:p>952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G3]/[.F3]" office:value-type="float" office:value="0.0140845070422535">
            <text:p>0.01</text:p>
          </table:table-cell>
          <table:table-cell table:formula="of:=[.H3]/[.F3]" office:value-type="float" office:value="0.0140845070422535">
            <text:p>0.01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709">
            <text:p>709</text:p>
          </table:table-cell>
          <table:table-cell office:value-type="float" office:value="72360">
            <text:p>72360</text:p>
          </table:table-cell>
          <table:table-cell office:value-type="float" office:value="61045">
            <text:p>61045</text:p>
          </table:table-cell>
          <table:table-cell office:value-type="float" office:value="948">
            <text:p>948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G4]/[.F4]" office:value-type="float" office:value="0.0178571428571429">
            <text:p>0.02</text:p>
          </table:table-cell>
          <table:table-cell table:formula="of:=[.H4]/[.F4]" office:value-type="float" office:value="0.0357142857142857">
            <text:p>0.04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776">
            <text:p>776</text:p>
          </table:table-cell>
          <table:table-cell office:value-type="float" office:value="118273">
            <text:p>118273</text:p>
          </table:table-cell>
          <table:table-cell office:value-type="float" office:value="95527">
            <text:p>95527</text:p>
          </table:table-cell>
          <table:table-cell office:value-type="float" office:value="966">
            <text:p>966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[.G5]/[.F5]" office:value-type="float" office:value="0.0735294117647059">
            <text:p>0.07</text:p>
          </table:table-cell>
          <table:table-cell table:formula="of:=[.H5]/[.F5]" office:value-type="float" office:value="0.147058823529412">
            <text:p>0.15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682">
            <text:p>682</text:p>
          </table:table-cell>
          <table:table-cell office:value-type="float" office:value="196117">
            <text:p>196117</text:p>
          </table:table-cell>
          <table:table-cell office:value-type="float" office:value="148001">
            <text:p>148001</text:p>
          </table:table-cell>
          <table:table-cell office:value-type="float" office:value="930">
            <text:p>930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/>
          <table:table-cell table:formula="of:=[.G6]/[.F6]" office:value-type="float" office:value="0.180555555555556">
            <text:p>0.18</text:p>
          </table:table-cell>
          <table:table-cell table:formula="of:=[.H6]/[.F6]" office:value-type="float" office:value="0.277777777777778">
            <text:p>0.28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698">
            <text:p>698</text:p>
          </table:table-cell>
          <table:table-cell office:value-type="float" office:value="310661">
            <text:p>310661</text:p>
          </table:table-cell>
          <table:table-cell office:value-type="float" office:value="199921">
            <text:p>199921</text:p>
          </table:table-cell>
          <table:table-cell office:value-type="float" office:value="879">
            <text:p>879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/>
          <table:table-cell table:formula="of:=[.G7]/[.F7]" office:value-type="float" office:value="0.37037037037037">
            <text:p>0.37</text:p>
          </table:table-cell>
          <table:table-cell table:formula="of:=[.H7]/[.F7]" office:value-type="float" office:value="0.5">
            <text:p>0.5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813">
            <text:p>813</text:p>
          </table:table-cell>
          <table:table-cell office:value-type="float" office:value="601630">
            <text:p>601630</text:p>
          </table:table-cell>
          <table:table-cell office:value-type="float" office:value="331836">
            <text:p>331836</text:p>
          </table:table-cell>
          <table:table-cell office:value-type="float" office:value="921">
            <text:p>921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  <table:table-cell table:formula="of:=[.G8]/[.F8]" office:value-type="float" office:value="0.513888888888889">
            <text:p>0.51</text:p>
          </table:table-cell>
          <table:table-cell table:formula="of:=[.H8]/[.F8]" office:value-type="float" office:value="0.652777777777778">
            <text:p>0.65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office:value-type="float" office:value="705">
            <text:p>705</text:p>
          </table:table-cell>
          <table:table-cell office:value-type="float" office:value="924664">
            <text:p>924664</text:p>
          </table:table-cell>
          <table:table-cell office:value-type="float" office:value="506240">
            <text:p>506240</text:p>
          </table:table-cell>
          <table:table-cell office:value-type="float" office:value="863">
            <text:p>863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/>
          <table:table-cell table:formula="of:=[.G9]/[.F9]" office:value-type="float" office:value="0.563636363636364">
            <text:p>0.56</text:p>
          </table:table-cell>
          <table:table-cell table:formula="of:=[.H9]/[.F9]" office:value-type="float" office:value="0.763636363636364">
            <text:p>0.76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739">
            <text:p>739</text:p>
          </table:table-cell>
          <table:table-cell office:value-type="float" office:value="1294212">
            <text:p>1294212</text:p>
          </table:table-cell>
          <table:table-cell office:value-type="float" office:value="731123">
            <text:p>731123</text:p>
          </table:table-cell>
          <table:table-cell office:value-type="float" office:value="966">
            <text:p>966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/>
          <table:table-cell table:formula="of:=[.G10]/[.F10]" office:value-type="float" office:value="0.711538461538462">
            <text:p>0.71</text:p>
          </table:table-cell>
          <table:table-cell table:formula="of:=[.H10]/[.F10]" office:value-type="float" office:value="0.807692307692308">
            <text:p>0.81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834">
            <text:p>834</text:p>
          </table:table-cell>
          <table:table-cell office:value-type="float" office:value="1747102">
            <text:p>1747102</text:p>
          </table:table-cell>
          <table:table-cell office:value-type="float" office:value="986403">
            <text:p>986403</text:p>
          </table:table-cell>
          <table:table-cell office:value-type="float" office:value="979">
            <text:p>979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table:formula="of:=[.G11]/[.F11]" office:value-type="float" office:value="0.794520547945205">
            <text:p>0.79</text:p>
          </table:table-cell>
          <table:table-cell table:formula="of:=[.H11]/[.F11]" office:value-type="float" office:value="0.917808219178082">
            <text:p>0.92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741">
            <text:p>741</text:p>
          </table:table-cell>
          <table:table-cell office:value-type="float" office:value="1955157">
            <text:p>1955157</text:p>
          </table:table-cell>
          <table:table-cell office:value-type="float" office:value="1114745">
            <text:p>1114745</text:p>
          </table:table-cell>
          <table:table-cell office:value-type="float" office:value="930">
            <text:p>930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/>
          <table:table-cell table:formula="of:=[.G12]/[.F12]" office:value-type="float" office:value="0.835820895522388">
            <text:p>0.84</text:p>
          </table:table-cell>
          <table:table-cell table:formula="of:=[.H12]/[.F12]" office:value-type="float" office:value="0.925373134328358">
            <text:p>0.93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797">
            <text:p>797</text:p>
          </table:table-cell>
          <table:table-cell office:value-type="float" office:value="2118401">
            <text:p>2118401</text:p>
          </table:table-cell>
          <table:table-cell office:value-type="float" office:value="1201260">
            <text:p>1201260</text:p>
          </table:table-cell>
          <table:table-cell office:value-type="float" office:value="966">
            <text:p>966</text:p>
          </table:table-cell>
          <table:table-cell office:value-type="float" office:value="71">
            <text:p>71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/>
          <table:table-cell table:formula="of:=[.G13]/[.F13]" office:value-type="float" office:value="0.873239436619718">
            <text:p>0.87</text:p>
          </table:table-cell>
          <table:table-cell table:formula="of:=[.H13]/[.F13]" office:value-type="float" office:value="0.943661971830986">
            <text:p>0.94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761">
            <text:p>761</text:p>
          </table:table-cell>
          <table:table-cell office:value-type="float" office:value="2252825">
            <text:p>2252825</text:p>
          </table:table-cell>
          <table:table-cell office:value-type="float" office:value="1294724">
            <text:p>1294724</text:p>
          </table:table-cell>
          <table:table-cell office:value-type="float" office:value="891">
            <text:p>891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/>
          <table:table-cell table:formula="of:=[.G14]/[.F14]" office:value-type="float" office:value="0.927272727272727">
            <text:p>0.93</text:p>
          </table:table-cell>
          <table:table-cell table:formula="of:=[.H14]/[.F14]" office:value-type="float" office:value="0.963636363636364">
            <text:p>0.96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843">
            <text:p>843</text:p>
          </table:table-cell>
          <table:table-cell office:value-type="float" office:value="2469658">
            <text:p>2469658</text:p>
          </table:table-cell>
          <table:table-cell office:value-type="float" office:value="1369468">
            <text:p>1369468</text:p>
          </table:table-cell>
          <table:table-cell office:value-type="float" office:value="977">
            <text:p>977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/>
          <table:table-cell table:formula="of:=[.G15]/[.F15]" office:value-type="float" office:value="0.945945945945946">
            <text:p>0.95</text:p>
          </table:table-cell>
          <table:table-cell table:formula="of:=[.H15]/[.F15]" office:value-type="float" office:value="0.986486486486487">
            <text:p>0.99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864">
            <text:p>864</text:p>
          </table:table-cell>
          <table:table-cell office:value-type="float" office:value="2853309">
            <text:p>2853309</text:p>
          </table:table-cell>
          <table:table-cell office:value-type="float" office:value="1466005">
            <text:p>1466005</text:p>
          </table:table-cell>
          <table:table-cell office:value-type="float" office:value="962">
            <text:p>962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/>
          <table:table-cell table:formula="of:=[.G16]/[.F16]" office:value-type="float" office:value="0.987951807228916">
            <text:p>0.99</text:p>
          </table:table-cell>
          <table:table-cell table:formula="of:=[.H16]/[.F16]" office:value-type="float" office:value="1">
            <text:p>1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836">
            <text:p>836</text:p>
          </table:table-cell>
          <table:table-cell office:value-type="float" office:value="3300702">
            <text:p>3300702</text:p>
          </table:table-cell>
          <table:table-cell office:value-type="float" office:value="1660533">
            <text:p>1660533</text:p>
          </table:table-cell>
          <table:table-cell office:value-type="float" office:value="994">
            <text:p>994</text:p>
          </table:table-cell>
          <table:table-cell table:number-columns-repeated="3" office:value-type="float" office:value="91">
            <text:p>91</text:p>
          </table:table-cell>
          <table:table-cell/>
          <table:table-cell table:formula="of:=[.G17]/[.F17]" office:value-type="float" office:value="1">
            <text:p>1</text:p>
          </table:table-cell>
          <table:table-cell table:formula="of:=[.H17]/[.F17]" office:value-type="float" office:value="1">
            <text:p>1</text:p>
          </table:table-cell>
        </table:table-row>
      </table:table>
      <table:table table:name="900 mV" table:style-name="ta1" table:print="false">
        <table:shapes>
          <draw:frame draw:z-index="2" draw:style-name="gr1" svg:width="4.1787in" svg:height="2.8413in" svg:x="4.9307in" svg:y="7.1957in">
            <draw:object draw:notify-on-update-of-ranges="'900 mV'.J1:'900 mV'.J1 '900 mV'.J2:'900 mV'.J2 '900 mV'.A2:'900 mV'.A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svg:width="3.1492in" svg:height="2.7571in" svg:x="0.1138in" svg:y="3.1453in">
            <draw:object draw:notify-on-update-of-ranges="'900 mV'.A1:'900 mV'.A1 '900 mV'.C2:'900 mV'.C17 '900 mV'.A2:'900 mV'.A1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3" table:number-columns-repeated="3" table:default-cell-style-name="ce1"/>
        <table:table-column table:style-name="co1" table:number-columns-repeated="2" table:default-cell-style-name="ce1"/>
        <table:table-row table:style-name="ro1">
          <table:table-cell office:value-type="string">
            <text:p>V_alimentazione</text:p>
          </table:table-cell>
          <table:table-cell office:value-type="string">
            <text:p>rate T1</text:p>
          </table:table-cell>
          <table:table-cell office:value-type="string">
            <text:p>rate S1</text:p>
          </table:table-cell>
          <table:table-cell office:value-type="string">
            <text:p>rate S2</text:p>
          </table:table-cell>
          <table:table-cell office:value-type="string">
            <text:p>rate T2</text:p>
          </table:table-cell>
          <table:table-cell office:value-type="string">
            <text:p>coincidenze doppie</text:p>
          </table:table-cell>
          <table:table-cell office:value-type="string">
            <text:p>coincidenze triple S1</text:p>
          </table:table-cell>
          <table:table-cell office:value-type="string">
            <text:p>coincidenze triple S2</text:p>
          </table:table-cell>
          <table:table-cell office:value-type="string">
            <text:p>efficienza S1</text:p>
          </table:table-cell>
          <table:table-cell office:value-type="string">
            <text:p>efficienza S2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402">
            <text:p>402</text:p>
          </table:table-cell>
          <table:table-cell office:value-type="float" office:value="36844">
            <text:p>36844</text:p>
          </table:table-cell>
          <table:table-cell office:value-type="float" office:value="30268">
            <text:p>30268</text:p>
          </table:table-cell>
          <table:table-cell office:value-type="float" office:value="569">
            <text:p>569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G2]/[.F2]" office:value-type="float" office:value="0.0227272727272727">
            <text:p>0.02</text:p>
          </table:table-cell>
          <table:table-cell table:formula="of:=[.H2]/[.F2]" office:value-type="float" office:value="0.0227272727272727">
            <text:p>0.0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02">
            <text:p>402</text:p>
          </table:table-cell>
          <table:table-cell office:value-type="float" office:value="36844">
            <text:p>36844</text:p>
          </table:table-cell>
          <table:table-cell office:value-type="float" office:value="30268">
            <text:p>30268</text:p>
          </table:table-cell>
          <table:table-cell office:value-type="float" office:value="569">
            <text:p>569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G3]/[.F3]" office:value-type="float" office:value="0.0227272727272727">
            <text:p>0.02</text:p>
          </table:table-cell>
          <table:table-cell table:formula="of:=[.H3]/[.F3]" office:value-type="float" office:value="0.0227272727272727">
            <text:p>0.02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410">
            <text:p>410</text:p>
          </table:table-cell>
          <table:table-cell office:value-type="float" office:value="60585">
            <text:p>60585</text:p>
          </table:table-cell>
          <table:table-cell office:value-type="float" office:value="49670">
            <text:p>49670</text:p>
          </table:table-cell>
          <table:table-cell office:value-type="float" office:value="518">
            <text:p>51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G4]/[.F4]" office:value-type="float" office:value="0.107142857142857">
            <text:p>0.11</text:p>
          </table:table-cell>
          <table:table-cell table:formula="of:=[.H4]/[.F4]" office:value-type="float" office:value="0.0714285714285714">
            <text:p>0.07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446">
            <text:p>446</text:p>
          </table:table-cell>
          <table:table-cell office:value-type="float" office:value="96643">
            <text:p>96643</text:p>
          </table:table-cell>
          <table:table-cell office:value-type="float" office:value="75964">
            <text:p>75964</text:p>
          </table:table-cell>
          <table:table-cell office:value-type="float" office:value="554">
            <text:p>55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G5]/[.F5]" office:value-type="float" office:value="0.181818181818182">
            <text:p>0.18</text:p>
          </table:table-cell>
          <table:table-cell table:formula="of:=[.H5]/[.F5]" office:value-type="float" office:value="0.333333333333333">
            <text:p>0.33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443">
            <text:p>443</text:p>
          </table:table-cell>
          <table:table-cell office:value-type="float" office:value="121654">
            <text:p>121654</text:p>
          </table:table-cell>
          <table:table-cell office:value-type="float" office:value="91549">
            <text:p>91549</text:p>
          </table:table-cell>
          <table:table-cell office:value-type="float" office:value="532">
            <text:p>532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[.G6]/[.F6]" office:value-type="float" office:value="0.375">
            <text:p>0.38</text:p>
          </table:table-cell>
          <table:table-cell table:formula="of:=[.H6]/[.F6]" office:value-type="float" office:value="0.4375">
            <text:p>0.44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422">
            <text:p>422</text:p>
          </table:table-cell>
          <table:table-cell office:value-type="float" office:value="173222">
            <text:p>173222</text:p>
          </table:table-cell>
          <table:table-cell office:value-type="float" office:value="113078">
            <text:p>113078</text:p>
          </table:table-cell>
          <table:table-cell office:value-type="float" office:value="540">
            <text:p>5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G7]/[.F7]" office:value-type="float" office:value="0.3125">
            <text:p>0.31</text:p>
          </table:table-cell>
          <table:table-cell table:formula="of:=[.H7]/[.F7]" office:value-type="float" office:value="0.46875">
            <text:p>0.47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413">
            <text:p>413</text:p>
          </table:table-cell>
          <table:table-cell office:value-type="float" office:value="274324">
            <text:p>274324</text:p>
          </table:table-cell>
          <table:table-cell office:value-type="float" office:value="159033">
            <text:p>159033</text:p>
          </table:table-cell>
          <table:table-cell office:value-type="float" office:value="523">
            <text:p>523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[.G8]/[.F8]" office:value-type="float" office:value="0.392857142857143">
            <text:p>0.39</text:p>
          </table:table-cell>
          <table:table-cell table:formula="of:=[.H8]/[.F8]" office:value-type="float" office:value="0.5">
            <text:p>0.5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364">
            <text:p>364</text:p>
          </table:table-cell>
          <table:table-cell office:value-type="float" office:value="427328">
            <text:p>427328</text:p>
          </table:table-cell>
          <table:table-cell office:value-type="float" office:value="233011">
            <text:p>233011</text:p>
          </table:table-cell>
          <table:table-cell office:value-type="float" office:value="519">
            <text:p>519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[.G9]/[.F9]" office:value-type="float" office:value="0.4">
            <text:p>0.4</text:p>
          </table:table-cell>
          <table:table-cell table:formula="of:=[.H9]/[.F9]" office:value-type="float" office:value="0.68">
            <text:p>0.68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387">
            <text:p>387</text:p>
          </table:table-cell>
          <table:table-cell office:value-type="float" office:value="510417">
            <text:p>510417</text:p>
          </table:table-cell>
          <table:table-cell office:value-type="float" office:value="279848">
            <text:p>279848</text:p>
          </table:table-cell>
          <table:table-cell office:value-type="float" office:value="530">
            <text:p>53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[.G10]/[.F10]" office:value-type="float" office:value="0.526315789473684">
            <text:p>0.53</text:p>
          </table:table-cell>
          <table:table-cell table:formula="of:=[.H10]/[.F10]" office:value-type="float" office:value="0.736842105263158">
            <text:p>0.74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452">
            <text:p>452</text:p>
          </table:table-cell>
          <table:table-cell office:value-type="float" office:value="590203">
            <text:p>590203</text:p>
          </table:table-cell>
          <table:table-cell office:value-type="float" office:value="329071">
            <text:p>329071</text:p>
          </table:table-cell>
          <table:table-cell office:value-type="float" office:value="556">
            <text:p>556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formula="of:=[.G11]/[.F11]" office:value-type="float" office:value="0.685714285714286">
            <text:p>0.69</text:p>
          </table:table-cell>
          <table:table-cell table:formula="of:=[.H11]/[.F11]" office:value-type="float" office:value="0.771428571428571">
            <text:p>0.77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396">
            <text:p>396</text:p>
          </table:table-cell>
          <table:table-cell office:value-type="float" office:value="751309">
            <text:p>751309</text:p>
          </table:table-cell>
          <table:table-cell office:value-type="float" office:value="414523">
            <text:p>414523</text:p>
          </table:table-cell>
          <table:table-cell office:value-type="float" office:value="473">
            <text:p>473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G12]/[.F12]" office:value-type="float" office:value="0.692307692307692">
            <text:p>0.69</text:p>
          </table:table-cell>
          <table:table-cell table:formula="of:=[.H12]/[.F12]" office:value-type="float" office:value="0.730769230769231">
            <text:p>0.73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406">
            <text:p>406</text:p>
          </table:table-cell>
          <table:table-cell office:value-type="float" office:value="918748">
            <text:p>918748</text:p>
          </table:table-cell>
          <table:table-cell office:value-type="float" office:value="537869">
            <text:p>537869</text:p>
          </table:table-cell>
          <table:table-cell office:value-type="float" office:value="502">
            <text:p>502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formula="of:=[.G13]/[.F13]" office:value-type="float" office:value="0.71875">
            <text:p>0.72</text:p>
          </table:table-cell>
          <table:table-cell table:formula="of:=[.H13]/[.F13]" office:value-type="float" office:value="0.875">
            <text:p>0.88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391">
            <text:p>391</text:p>
          </table:table-cell>
          <table:table-cell office:value-type="float" office:value="1067834">
            <text:p>1067834</text:p>
          </table:table-cell>
          <table:table-cell office:value-type="float" office:value="636276">
            <text:p>636276</text:p>
          </table:table-cell>
          <table:table-cell office:value-type="float" office:value="532">
            <text:p>532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formula="of:=[.G14]/[.F14]" office:value-type="float" office:value="0.823529411764706">
            <text:p>0.82</text:p>
          </table:table-cell>
          <table:table-cell table:formula="of:=[.H14]/[.F14]" office:value-type="float" office:value="1">
            <text:p>1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441">
            <text:p>441</text:p>
          </table:table-cell>
          <table:table-cell office:value-type="float" office:value="1246717">
            <text:p>1246717</text:p>
          </table:table-cell>
          <table:table-cell office:value-type="float" office:value="744513">
            <text:p>744513</text:p>
          </table:table-cell>
          <table:table-cell office:value-type="float" office:value="569">
            <text:p>569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formula="of:=[.G15]/[.F15]" office:value-type="float" office:value="0.844444444444444">
            <text:p>0.84</text:p>
          </table:table-cell>
          <table:table-cell table:formula="of:=[.H15]/[.F15]" office:value-type="float" office:value="0.955555555555556">
            <text:p>0.96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471">
            <text:p>471</text:p>
          </table:table-cell>
          <table:table-cell office:value-type="float" office:value="1473059">
            <text:p>1473059</text:p>
          </table:table-cell>
          <table:table-cell office:value-type="float" office:value="837067">
            <text:p>837067</text:p>
          </table:table-cell>
          <table:table-cell office:value-type="float" office:value="556">
            <text:p>556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formula="of:=[.G16]/[.F16]" office:value-type="float" office:value="0.94">
            <text:p>0.94</text:p>
          </table:table-cell>
          <table:table-cell table:formula="of:=[.H16]/[.F16]" office:value-type="float" office:value="1">
            <text:p>1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514">
            <text:p>514</text:p>
          </table:table-cell>
          <table:table-cell office:value-type="float" office:value="1898639">
            <text:p>1898639</text:p>
          </table:table-cell>
          <table:table-cell office:value-type="float" office:value="965271">
            <text:p>965271</text:p>
          </table:table-cell>
          <table:table-cell office:value-type="float" office:value="549">
            <text:p>549</text:p>
          </table:table-cell>
          <table:table-cell table:number-columns-repeated="3" office:value-type="float" office:value="51">
            <text:p>51</text:p>
          </table:table-cell>
          <table:table-cell table:formula="of:=[.G17]/[.F17]" office:value-type="float" office:value="1">
            <text:p>1</text:p>
          </table:table-cell>
          <table:table-cell table:formula="of:=[.H17]/[.F17]" office:value-type="float" office:value="1">
            <text:p>1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frame table:end-cell-address="'900 mV'.G43" table:end-x="1.3398in" table:end-y="0.0646in" draw:z-index="0" draw:style-name="gr1" svg:width="4.1555in" svg:height="3.8559in" svg:x="0.9701in" svg:y="0.0594in">
              <draw:object draw:notify-on-update-of-ranges="'900 mV'.D1:'900 mV'.D1 '900 mV'.D2:'900 mV'.D2 '900 mV'.A2:'900 mV'.A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2" table:number-rows-repeated="7">
          <table:table-cell table:number-columns-repeated="10"/>
        </table:table-row>
        <table:table-row table:style-name="ro2">
          <table:table-cell>
            <draw:frame table:end-cell-address="'900 mV'.D48" table:end-x="0.9406in" table:end-y="0.026in" draw:z-index="1" draw:style-name="gr1" svg:width="3.9366in" svg:height="3.261in" svg:x="0.5902in" svg:y="0.1134in">
              <draw:object draw:notify-on-update-of-ranges="'900 mV'.I1:'900 mV'.I1 '900 mV'.I2:'900 mV'.I2 '900 mV'.A2:'900 mV'.A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9"/>
        </table:table-row>
        <table:table-row table:style-name="ro2" table:number-rows-repeated="65507">
          <table:table-cell table:number-columns-repeated="10"/>
        </table:table-row>
        <table:table-row table:style-name="ro2">
          <table:table-cell table:number-columns-repeated="10"/>
        </table:table-row>
      </table:table>
      <table:database-ranges>
        <table:database-range table:target-range-address="'900 mV'.A2:'900 mV'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5">11/25/2021</text:date>, <text:time>14:4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udents </meta:initial-creator>
    <meta:creation-date>2021-11-25T11:31:10</meta:creation-date>
    <dc:date>2021-11-25T14:46:46</dc:date>
    <dc:creator>Students </dc:creator>
    <meta:editing-duration>PT01H30M18S</meta:editing-duration>
    <meta:editing-cycles>10</meta:editing-cycles>
    <meta:generator>OpenOffice.org/3.1$Unix OpenOffice.org_project/310m19$Build-9420</meta:generator>
    <meta:document-statistic meta:table-count="3" meta:cell-count="44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055cm" svg:height="9.968cm" chart:class="chart:scatter" chart:style-name="ch1">
        <chart:title svg:x="5.011cm" svg:y="0.2cm" chart:style-name="ch2">
          <text:p>Sotto</text:p>
        </chart:title>
        <chart:plot-area chart:style-name="ch3" table:cell-range-address="'800 mV'.A1:'800 mV'.A17 '800 mV'.K1:'800 mV'.K17" svg:x="0.221cm" svg:y="0.902cm" svg:width="10.613cm" svg:height="8.869cm">
          <chart:axis chart:dimension="x" chart:name="primary-x" chart:style-name="ch4">
            <chart:title svg:x="5.421cm" svg:y="9.398cm" chart:style-name="ch5">
              <text:p>V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'800 mV'.K1:'800 mV'.K17" chart:class="chart:scatter">
            <chart:domain table:cell-range-address="'800 mV'.A1:'800 mV'.A17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0">
                <text:p text:id="'800 mV'.A1:'800 mV'.A17">850</text:p>
              </table:table-cell>
              <table:table-cell office:value-type="float" office:value="0">
                <text:p text:id="'800 mV'.K1:'800 mV'.K17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0">
                <text:p>950</text:p>
              </table:table-cell>
              <table:table-cell office:value-type="float" office:value="0.0140845070422535">
                <text:p>0.0140845070422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0">
                <text:p>1050</text:p>
              </table:table-cell>
              <table:table-cell office:value-type="float" office:value="0.147058823529412">
                <text:p>0.147058823529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">
                <text:p>1100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5">
                <text:p>11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0">
                <text:p>1150</text:p>
              </table:table-cell>
              <table:table-cell office:value-type="float" office:value="0.652777777777778">
                <text:p>0.65277777777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5">
                <text:p>1175</text:p>
              </table:table-cell>
              <table:table-cell office:value-type="float" office:value="0.763636363636364">
                <text:p>0.763636363636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0.807692307692308">
                <text:p>0.807692307692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0">
                <text:p>1250</text:p>
              </table:table-cell>
              <table:table-cell office:value-type="float" office:value="0.917808219178082">
                <text:p>0.917808219178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0">
                <text:p>1350</text:p>
              </table:table-cell>
              <table:table-cell office:value-type="float" office:value="0.943661971830986">
                <text:p>0.943661971830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963636363636364">
                <text:p>0.963636363636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0">
                <text:p>1450</text:p>
              </table:table-cell>
              <table:table-cell office:value-type="float" office:value="0.986486486486487">
                <text:p>0.986486486486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615cm" svg:height="7.218cm" chart:class="chart:scatter" chart:style-name="ch1">
        <chart:title svg:x="3.984cm" svg:y="0.145cm" chart:style-name="ch2">
          <text:p>Efficienza S2</text:p>
        </chart:title>
        <chart:plot-area chart:style-name="ch3" table:cell-range-address="'900 mV'.A2:'900 mV'.A2 '900 mV'.J1:'900 mV'.J2" chart:data-source-has-labels="row" svg:x="0.223cm" svg:y="0.792cm" svg:width="10.18cm" svg:height="6.339cm">
          <chart:axis chart:dimension="x" chart:name="primary-x" chart:style-name="ch4">
            <chart:title svg:x="3.641cm" svg:y="6.703cm" chart:style-name="ch5">
              <text:p>Tensione alimentazione [V]</text:p>
            </chart:title>
            <chart:grid chart:style-name="ch6" chart:class="major"/>
          </chart:axis>
          <chart:axis chart:dimension="y" chart:name="primary-y" chart:style-name="ch4">
            <chart:title svg:x="0.213cm" svg:y="4.376cm" chart:style-name="ch7">
              <text:p>Efficienza</text:p>
            </chart:title>
            <chart:grid chart:style-name="ch6" chart:class="major"/>
          </chart:axis>
          <chart:series chart:style-name="ch8" chart:values-cell-range-address="'900 mV'.J2:'900 mV'.J2" chart:label-cell-address="'900 mV'.J1:'900 mV'.J1" chart:class="chart:scatter">
            <chart:domain table:cell-range-address="'900 mV'.A2:'900 mV'.A2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 text:id="'900 mV'.J1:'900 mV'.J1">efficienza S2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00">
                <text:p text:id="'900 mV'.A2:'900 mV'.A2">900</text:p>
              </table:table-cell>
              <table:table-cell office:value-type="float" office:value="0.0227272727272727">
                <text:p text:id="'900 mV'.J2:'900 mV'.J2">0.022727272727272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134cm" svg:height="9.995cm" chart:class="chart:scatter" chart:style-name="ch1">
        <chart:title svg:x="4.958cm" svg:y="0.2cm" chart:style-name="ch2">
          <text:p>Sopra</text:p>
        </chart:title>
        <chart:plot-area chart:style-name="ch3" table:cell-range-address="'800 mV'.A1:'800 mV'.A17 '800 mV'.J1:'800 mV'.J17" svg:x="0.243cm" svg:y="0.902cm" svg:width="10.669cm" svg:height="8.896cm">
          <chart:axis chart:dimension="x" chart:name="primary-x" chart:style-name="ch4">
            <chart:title svg:x="5.757cm" svg:y="9.425cm" chart:style-name="ch5">
              <text:p>V</text:p>
            </chart:title>
          </chart:axis>
          <chart:axis chart:dimension="y" chart:name="primary-y" chart:style-name="ch4">
            <chart:title svg:x="0.223cm" svg:y="5.752cm" chart:style-name="ch6">
              <text:p>efficienza</text:p>
            </chart:title>
            <chart:grid chart:style-name="ch7" chart:class="major"/>
          </chart:axis>
          <chart:series chart:style-name="ch8" chart:values-cell-range-address="'800 mV'.J1:'800 mV'.J17" chart:class="chart:scatter">
            <chart:domain table:cell-range-address="'800 mV'.A1:'800 mV'.A17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0">
                <text:p text:id="'800 mV'.A1:'800 mV'.A17">850</text:p>
              </table:table-cell>
              <table:table-cell office:value-type="float" office:value="0">
                <text:p text:id="'800 mV'.J1:'800 mV'.J17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0">
                <text:p>950</text:p>
              </table:table-cell>
              <table:table-cell office:value-type="float" office:value="0.0140845070422535">
                <text:p>0.0140845070422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0">
                <text:p>1050</text:p>
              </table:table-cell>
              <table:table-cell office:value-type="float" office:value="0.0735294117647059">
                <text:p>0.0735294117647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">
                <text:p>1100</text:p>
              </table:table-cell>
              <table:table-cell office:value-type="float" office:value="0.180555555555556">
                <text:p>0.180555555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5">
                <text:p>1125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0">
                <text:p>1150</text:p>
              </table:table-cell>
              <table:table-cell office:value-type="float" office:value="0.513888888888889">
                <text:p>0.513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5">
                <text:p>1175</text:p>
              </table:table-cell>
              <table:table-cell office:value-type="float" office:value="0.563636363636364">
                <text:p>0.563636363636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0.711538461538462">
                <text:p>0.711538461538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0">
                <text:p>1250</text:p>
              </table:table-cell>
              <table:table-cell office:value-type="float" office:value="0.794520547945205">
                <text:p>0.794520547945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0">
                <text:p>1350</text:p>
              </table:table-cell>
              <table:table-cell office:value-type="float" office:value="0.873239436619718">
                <text:p>0.873239436619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927272727272727">
                <text:p>0.927272727272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0">
                <text:p>1450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0.987951807228916">
                <text:p>0.987951807228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954cm" svg:height="9.203cm" chart:class="chart:scatter" chart:style-name="ch1">
        <chart:title svg:x="4.987cm" svg:y="0.185cm" chart:style-name="ch2">
          <text:p>sotto</text:p>
        </chart:title>
        <chart:plot-area chart:style-name="ch3" table:cell-range-address="'800 mV'.A1:'800 mV'.A17 '800 mV'.D1:'800 mV'.D17" svg:x="0.237cm" svg:y="0.872cm" svg:width="10.498cm" svg:height="8.164cm">
          <chart:axis chart:dimension="x" chart:name="primary-x" chart:style-name="ch4">
            <chart:title svg:x="5.666cm" svg:y="8.648cm" chart:style-name="ch5">
              <text:p>V</text:p>
            </chart:title>
          </chart:axis>
          <chart:axis chart:dimension="y" chart:name="primary-y" chart:style-name="ch4">
            <chart:title svg:x="0.22cm" svg:y="5.727cm" chart:style-name="ch6">
              <text:p>conteggi 5 min</text:p>
            </chart:title>
            <chart:grid chart:style-name="ch7" chart:class="major"/>
          </chart:axis>
          <chart:series chart:style-name="ch8" chart:values-cell-range-address="'800 mV'.D1:'800 mV'.D17" chart:class="chart:scatter">
            <chart:domain table:cell-range-address="'800 mV'.A1:'800 mV'.A17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0">
                <text:p text:id="'800 mV'.A1:'800 mV'.A17">850</text:p>
              </table:table-cell>
              <table:table-cell office:value-type="float" office:value="7117">
                <text:p text:id="'800 mV'.D1:'800 mV'.D17">71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6484">
                <text:p>16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0">
                <text:p>950</text:p>
              </table:table-cell>
              <table:table-cell office:value-type="float" office:value="33912">
                <text:p>33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1045">
                <text:p>61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0">
                <text:p>1050</text:p>
              </table:table-cell>
              <table:table-cell office:value-type="float" office:value="95527">
                <text:p>95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">
                <text:p>1100</text:p>
              </table:table-cell>
              <table:table-cell office:value-type="float" office:value="148001">
                <text:p>148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5">
                <text:p>1125</text:p>
              </table:table-cell>
              <table:table-cell office:value-type="float" office:value="199921">
                <text:p>199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0">
                <text:p>1150</text:p>
              </table:table-cell>
              <table:table-cell office:value-type="float" office:value="331836">
                <text:p>331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5">
                <text:p>1175</text:p>
              </table:table-cell>
              <table:table-cell office:value-type="float" office:value="506240">
                <text:p>5062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731123">
                <text:p>731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0">
                <text:p>1250</text:p>
              </table:table-cell>
              <table:table-cell office:value-type="float" office:value="986403">
                <text:p>986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1114745">
                <text:p>11147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0">
                <text:p>1350</text:p>
              </table:table-cell>
              <table:table-cell office:value-type="float" office:value="1201260">
                <text:p>12012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294724">
                <text:p>12947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0">
                <text:p>1450</text:p>
              </table:table-cell>
              <table:table-cell office:value-type="float" office:value="1369468">
                <text:p>13694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1466005">
                <text:p>1466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1660533">
                <text:p>16605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color="#008000" fo:font-size="2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556cm" svg:height="9.795cm" chart:class="chart:scatter" chart:style-name="ch1">
        <chart:title svg:x="4.471cm" svg:y="0.196cm" chart:style-name="ch2">
          <text:p>Rate S2</text:p>
        </chart:title>
        <chart:plot-area chart:style-name="ch3" table:cell-range-address="'900 mV'.A2:'900 mV'.A2 '900 mV'.D1:'900 mV'.D2" chart:data-source-has-labels="row" svg:x="0.221cm" svg:y="0.894cm" svg:width="10.124cm" svg:height="8.712cm">
          <chart:axis chart:dimension="x" chart:name="primary-x" chart:style-name="ch4">
            <chart:title svg:x="3.611cm" svg:y="9.229cm" chart:style-name="ch5">
              <text:p>Tensione alimentazione [V]</text:p>
            </chart:title>
            <chart:grid chart:style-name="ch6" chart:class="major"/>
          </chart:axis>
          <chart:axis chart:dimension="y" chart:name="primary-y" chart:style-name="ch4">
            <chart:title svg:x="0.212cm" svg:y="5.308cm" chart:style-name="ch7">
              <text:p>Rate</text:p>
            </chart:title>
            <chart:grid chart:style-name="ch6" chart:class="major"/>
          </chart:axis>
          <chart:series chart:style-name="ch8" chart:values-cell-range-address="'900 mV'.D2:'900 mV'.D2" chart:label-cell-address="'900 mV'.D1:'900 mV'.D1" chart:class="chart:scatter">
            <chart:domain table:cell-range-address="'900 mV'.A2:'900 mV'.A2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 text:id="'900 mV'.D1:'900 mV'.D1">rate S2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00">
                <text:p text:id="'900 mV'.A2:'900 mV'.A2">900</text:p>
              </table:table-cell>
              <table:table-cell office:value-type="float" office:value="30268">
                <text:p text:id="'900 mV'.D2:'900 mV'.D2">302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265cm" svg:height="8.963cm" chart:class="chart:scatter" chart:style-name="ch1">
        <chart:title svg:x="5.05cm" svg:y="0.18cm" chart:style-name="ch2">
          <text:p>sopra</text:p>
        </chart:title>
        <chart:plot-area chart:style-name="ch3" table:cell-range-address="'800 mV'.A1:'800 mV'.A17 '800 mV'.C1:'800 mV'.C17" svg:x="0.249cm" svg:y="0.862cm" svg:width="10.791cm" svg:height="7.944cm">
          <chart:axis chart:dimension="x" chart:name="primary-x" chart:style-name="ch4">
            <chart:title svg:x="5.784cm" svg:y="8.413cm" chart:style-name="ch5">
              <text:p>V </text:p>
            </chart:title>
          </chart:axis>
          <chart:axis chart:dimension="y" chart:name="primary-y" chart:style-name="ch4">
            <chart:title svg:x="0.226cm" svg:y="5.646cm" chart:style-name="ch6">
              <text:p>Conteggi 5 min</text:p>
            </chart:title>
            <chart:grid chart:style-name="ch7" chart:class="major"/>
          </chart:axis>
          <chart:series chart:style-name="ch8" chart:values-cell-range-address="'800 mV'.C1:'800 mV'.C17" chart:class="chart:scatter">
            <chart:domain table:cell-range-address="'800 mV'.A1:'800 mV'.A17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0">
                <text:p text:id="'800 mV'.A1:'800 mV'.A17">850</text:p>
              </table:table-cell>
              <table:table-cell office:value-type="float" office:value="7392">
                <text:p text:id="'800 mV'.C1:'800 mV'.C17">73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8373">
                <text:p>18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0">
                <text:p>950</text:p>
              </table:table-cell>
              <table:table-cell office:value-type="float" office:value="39398">
                <text:p>39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72360">
                <text:p>72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0">
                <text:p>1050</text:p>
              </table:table-cell>
              <table:table-cell office:value-type="float" office:value="118273">
                <text:p>118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">
                <text:p>1100</text:p>
              </table:table-cell>
              <table:table-cell office:value-type="float" office:value="196117">
                <text:p>196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5">
                <text:p>1125</text:p>
              </table:table-cell>
              <table:table-cell office:value-type="float" office:value="310661">
                <text:p>310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0">
                <text:p>1150</text:p>
              </table:table-cell>
              <table:table-cell office:value-type="float" office:value="601630">
                <text:p>6016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5">
                <text:p>1175</text:p>
              </table:table-cell>
              <table:table-cell office:value-type="float" office:value="924664">
                <text:p>924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1294212">
                <text:p>1294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0">
                <text:p>1250</text:p>
              </table:table-cell>
              <table:table-cell office:value-type="float" office:value="1747102">
                <text:p>1747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1955157">
                <text:p>1955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0">
                <text:p>1350</text:p>
              </table:table-cell>
              <table:table-cell office:value-type="float" office:value="2118401">
                <text:p>21184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2252825">
                <text:p>22528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0">
                <text:p>1450</text:p>
              </table:table-cell>
              <table:table-cell office:value-type="float" office:value="2469658">
                <text:p>2469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2853309">
                <text:p>2853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3300702">
                <text:p>33007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cm" svg:height="8.284cm" chart:class="chart:scatter" chart:style-name="ch1">
        <chart:title svg:x="3.677cm" svg:y="0.166cm" chart:style-name="ch2">
          <text:p>Efficienza S1</text:p>
        </chart:title>
        <chart:plot-area chart:style-name="ch3" table:cell-range-address="'900 mV'.A2:'900 mV'.A2 '900 mV'.I1:'900 mV'.I2" chart:data-source-has-labels="row" svg:x="0.199cm" svg:y="0.834cm" svg:width="9.601cm" svg:height="7.321cm">
          <chart:axis chart:dimension="x" chart:name="primary-x" chart:style-name="ch4">
            <chart:title svg:x="5.179cm" svg:y="7.748cm" chart:style-name="ch5">
              <text:p>V</text:p>
            </chart:title>
            <chart:grid chart:style-name="ch6" chart:class="major"/>
          </chart:axis>
          <chart:axis chart:dimension="y" chart:name="primary-y" chart:style-name="ch4">
            <chart:title svg:x="0.201cm" svg:y="4.896cm" chart:style-name="ch7">
              <text:p>efficienza</text:p>
            </chart:title>
            <chart:grid chart:style-name="ch6" chart:class="major"/>
          </chart:axis>
          <chart:series chart:style-name="ch8" chart:values-cell-range-address="'900 mV'.I2:'900 mV'.I2" chart:label-cell-address="'900 mV'.I1:'900 mV'.I1" chart:class="chart:scatter">
            <chart:domain table:cell-range-address="'900 mV'.A2:'900 mV'.A2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 text:id="'900 mV'.I1:'900 mV'.I1">efficienza S1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00">
                <text:p text:id="'900 mV'.A2:'900 mV'.A2">900</text:p>
              </table:table-cell>
              <table:table-cell office:value-type="float" office:value="0.0227272727272727">
                <text:p text:id="'900 mV'.I2:'900 mV'.I2">0.02272727272727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515cm" svg:height="8.296cm" chart:class="chart:scatter" chart:style-name="ch1">
        <chart:title svg:x="4.45cm" svg:y="0.166cm" chart:style-name="ch2">
          <text:p>Rate S1</text:p>
        </chart:title>
        <chart:plot-area chart:style-name="ch3" table:cell-range-address="'500 mV'.A2:'500 mV'.A10 '500 mV'.C1:'500 mV'.C10" chart:data-source-has-labels="row" svg:x="0.219cm" svg:y="0.834cm" svg:width="10.086cm" svg:height="7.333cm">
          <chart:axis chart:dimension="x" chart:name="primary-x" chart:style-name="ch4">
            <chart:title svg:x="5.442cm" svg:y="7.76cm" chart:style-name="ch5">
              <text:p>V</text:p>
            </chart:title>
            <chart:grid chart:style-name="ch6" chart:class="major"/>
          </chart:axis>
          <chart:axis chart:dimension="y" chart:name="primary-y" chart:style-name="ch4">
            <chart:title svg:x="0.211cm" svg:y="4.492cm" chart:style-name="ch7">
              <text:p>rate</text:p>
            </chart:title>
            <chart:grid chart:style-name="ch6" chart:class="major"/>
          </chart:axis>
          <chart:series chart:style-name="ch8" chart:values-cell-range-address="'500 mV'.C2:'500 mV'.C10" chart:label-cell-address="'500 mV'.C1:'500 mV'.C1" chart:class="chart:scatter">
            <chart:domain table:cell-range-address="'500 mV'.A2:'500 mV'.A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500 mV'.C1:'500 mV'.C1">rate 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 text:id="'500 mV'.A2:'500 mV'.A10">900</text:p>
              </table:table-cell>
              <table:table-cell office:value-type="float" office:value="44818">
                <text:p text:id="'500 mV'.C2:'500 mV'.C10">448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">
                <text:p>950</text:p>
              </table:table-cell>
              <table:table-cell office:value-type="float" office:value="44724">
                <text:p>44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35975">
                <text:p>135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0">
                <text:p>1050</text:p>
              </table:table-cell>
              <table:table-cell office:value-type="float" office:value="273511">
                <text:p>2735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0">
                <text:p>1150</text:p>
              </table:table-cell>
              <table:table-cell office:value-type="float" office:value="1570940">
                <text:p>15709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051871">
                <text:p>2051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0">
                <text:p>1350</text:p>
              </table:table-cell>
              <table:table-cell office:value-type="float" office:value="2365191">
                <text:p>2365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3362787">
                <text:p>3362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0">
                <text:p>1550</text:p>
              </table:table-cell>
              <table:table-cell office:value-type="float" office:value="3393497">
                <text:p>33934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79cm" svg:height="7.685cm" chart:class="chart:scatter" chart:style-name="ch1">
        <chart:title svg:x="4.072cm" svg:y="0.154cm" chart:style-name="ch2">
          <text:p>Efficienza S1</text:p>
        </chart:title>
        <chart:plot-area chart:style-name="ch3" table:cell-range-address="'500 mV'.A2:'500 mV'.A10 '500 mV'.I1:'500 mV'.I10" chart:data-source-has-labels="row" svg:x="0.229cm" svg:y="0.81cm" svg:width="10.346cm" svg:height="6.77cm">
          <chart:axis chart:dimension="x" chart:name="primary-x" chart:style-name="ch4">
            <chart:title svg:x="5.582cm" svg:y="7.161cm" chart:style-name="ch5">
              <text:p>V</text:p>
            </chart:title>
            <chart:grid chart:style-name="ch6" chart:class="major"/>
          </chart:axis>
          <chart:axis chart:dimension="y" chart:name="primary-y" chart:style-name="ch4">
            <chart:title svg:x="0.216cm" svg:y="4.597cm" chart:style-name="ch7">
              <text:p>efficienza</text:p>
            </chart:title>
            <chart:grid chart:style-name="ch6" chart:class="major"/>
          </chart:axis>
          <chart:series chart:style-name="ch8" chart:values-cell-range-address="'500 mV'.I2:'500 mV'.I10" chart:label-cell-address="'500 mV'.I1:'500 mV'.I1" chart:class="chart:scatter">
            <chart:domain table:cell-range-address="'500 mV'.A2:'500 mV'.A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500 mV'.I1:'500 mV'.I1">efficienza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 text:id="'500 mV'.A2:'500 mV'.A10">900</text:p>
              </table:table-cell>
              <table:table-cell office:value-type="float" office:value="0.0101010101010101">
                <text:p text:id="'500 mV'.I2:'500 mV'.I10">0.01010101010101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148648648648649">
                <text:p>0.148648648648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0">
                <text:p>105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0">
                <text:p>1150</text:p>
              </table:table-cell>
              <table:table-cell office:value-type="float" office:value="0.732673267326733">
                <text:p>0.732673267326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810810810810811">
                <text:p>0.810810810810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0">
                <text:p>1350</text:p>
              </table:table-cell>
              <table:table-cell office:value-type="float" office:value="0.956043956043956">
                <text:p>0.956043956043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0.988636363636364">
                <text:p>0.988636363636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0">
                <text:p>155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.004cm" chart:class="chart:scatter" chart:style-name="ch1">
        <chart:title svg:x="3.22cm" svg:y="0.167cm" chart:style-name="ch2">
          <text:p>Rate S1</text:p>
        </chart:title>
        <chart:plot-area chart:style-name="ch3" table:cell-range-address="'900 mV'.A1:'900 mV'.A17 '900 mV'.C2:'900 mV'.C17" chart:data-source-has-labels="row" svg:x="0.16cm" svg:y="0.784cm" svg:width="7.68cm" svg:height="6.141cm">
          <chart:axis chart:dimension="x" chart:name="primary-x" chart:style-name="ch4">
            <chart:title svg:x="2.24cm" svg:y="6.493cm" chart:style-name="ch5">
              <text:p>Tensione alimentazione 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'900 mV'.C2:'900 mV'.C17" chart:label-cell-address="'900 mV'.A1:'900 mV'.A1" chart:class="chart:scatter">
            <chart:domain table:cell-range-address="'900 mV'.A2:'900 mV'.A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900 mV'.A1:'900 mV'.A1">V_alimentazi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 text:id="'900 mV'.A2:'900 mV'.A17">900</text:p>
              </table:table-cell>
              <table:table-cell office:value-type="float" office:value="36844">
                <text:p text:id="'900 mV'.C2:'900 mV'.C17">368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6844">
                <text:p>36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0">
                <text:p>1050</text:p>
              </table:table-cell>
              <table:table-cell office:value-type="float" office:value="60585">
                <text:p>60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96643">
                <text:p>96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0">
                <text:p>1120</text:p>
              </table:table-cell>
              <table:table-cell office:value-type="float" office:value="121654">
                <text:p>121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0">
                <text:p>1140</text:p>
              </table:table-cell>
              <table:table-cell office:value-type="float" office:value="173222">
                <text:p>173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0">
                <text:p>1160</text:p>
              </table:table-cell>
              <table:table-cell office:value-type="float" office:value="274324">
                <text:p>274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0">
                <text:p>1180</text:p>
              </table:table-cell>
              <table:table-cell office:value-type="float" office:value="427328">
                <text:p>427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0">
                <text:p>1190</text:p>
              </table:table-cell>
              <table:table-cell office:value-type="float" office:value="510417">
                <text:p>510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590203">
                <text:p>590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0">
                <text:p>1220</text:p>
              </table:table-cell>
              <table:table-cell office:value-type="float" office:value="751309">
                <text:p>751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">
                <text:p>1250</text:p>
              </table:table-cell>
              <table:table-cell office:value-type="float" office:value="918748">
                <text:p>918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067834">
                <text:p>1067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246717">
                <text:p>1246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473059">
                <text:p>14730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898639">
                <text:p>189863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